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tilização de Sistemas de Controle de Versão para facilitar o desenvolvimento colaborativo de software</text:p>
      <text:p text:style-name="P1"/>
      <text:p text:style-name="P2">Alunos: <text:span text:style-name="T1">André Silveira e Wesley Dal'Col Von Doelinger</text:span></text:p>
      <text:p text:style-name="P2">Orientadora: <text:span text:style-name="T1">Sonia A. Schuetze</text:span></text:p>
      <text:p text:style-name="P1"/>
      <text:p text:style-name="P1"/>
      <text:p text:style-name="P3">Resumo</text:p>
      <text:p text:style-name="P1"/>
      <text:p text:style-name="P1"/>
      <text:p text:style-name="P4">De modo a atender às diversas demandas do mercado, é cada vez mais comum que o desenvolvimento de software seja realizado 24 horas por dia, por equipes distintas trabalhando de forma descentralizada ao redor do globo. Por isso, são cada vez mais necessárias ferramentas que propiciem o rastreamento e a integração do código fonte. Alguns sistemas de cotrole de versão que foram desenvolvidos para auxiliar na primeira tarefa, evoluíram, tornando-se também boas ferramentas de programação integrado-colaborativa. O foco deste trabalho é extensão do uso dessas ferramentas para auxiliar o desenvolvimento colaborativo entre equipes geograficamente distantes.</text:p>
      <text:p text:style-name="P1"/>
      <text:p text:style-name="P1"><text:span text:style-name="T2">Palavras-chave:</text:span> Controle de Versão, Colaboração, Integração, Desenvolvimento d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labos Blebe</meta:initial-creator>
    <meta:creation-date>2010-03-11T23:44:59</meta:creation-date>
    <dc:date>2010-03-12T01:00:58</dc:date>
    <dc:creator>Blabos Blebe</dc:creator>
    <meta:editing-duration>PT00H09M15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131" meta:character-count="936"/>
  </office:meta>
</office:document-meta>
</file>